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4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32.06pt" fo:break-before="auto" style:use-optimal-row-height="true"/>
    </style:style>
    <style:style style:name="ro6" style:family="table-row">
      <style:table-row-properties style:row-height="43.26pt" fo:break-before="auto" style:use-optimal-row-height="true"/>
    </style:style>
    <style:style style:name="ro7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うーーん・・・いいお天気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最高のお洗濯日和ね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さてと、たまってる洗濯物、この機会に全部<text:line-break/>きれいにしちゃおっと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水は一回汲むだけじゃ足りないかしら・・・？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とりあえず、1杯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？？？<text:line-break/>「オラオラァ！　嬢ちゃんおとなしくしな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？？？<text:line-break/>「え、あ、ちょ・・・なになに！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？</text:p>
          </table:table-cell>
          <table:table-cell office:value-type="string" calcext:value-type="string">
            <text:p>Map091</text:p>
          </table:table-cell>
          <table:table-cell/>
          <table:table-cell office:value-type="string" calcext:value-type="string">
            <text:p>…?</text:p>
          </table:table-cell>
        </table:table-row>
        <table:table-row table:style-name="ro1">
          <table:table-cell office:value-type="string" calcext:value-type="string">
            <text:p>なんだろう、向こうのほうが騒がし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！？</text:p>
          </table:table-cell>
          <table:table-cell office:value-type="string" calcext:value-type="string">
            <text:p>Map091</text:p>
          </table:table-cell>
          <table:table-cell/>
          <table:table-cell office:value-type="string" calcext:value-type="string">
            <text:p>?!</text:p>
          </table:table-cell>
        </table:table-row>
        <table:table-row table:style-name="ro4">
          <table:table-cell office:value-type="string" calcext:value-type="string">
            <text:p>盗賊Ａ<text:line-break/>「ヒヒヒ！　こんなとこで無防備に昼寝なんか<text:line-break/>　してるからさ！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盗賊B<text:line-break/>「俺たちは、泣く子も真顔で首を横に振る<text:line-break/>　盗賊団だ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盗賊Ｂ<text:line-break/>「悪いが嬢ちゃん、俺たちと一緒にアジトまで<text:line-break/>　ご同行願おうか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、盗賊団！？　マジでっ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つまりこれって、誘拐ってこと！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盗賊Ａ<text:line-break/>「そういうことさ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盗賊Ａ<text:line-break/>「お頭の命令で、手ごろな人質を連れてくるよう<text:line-break/>　言われてんだ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盗賊Ｂ<text:line-break/>「さあ、おとなしくこっちへ来な！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ちょ、無理無理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いうのあたし無理なんで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あーーーー！　誰かーーーーっ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盗賊Ａ<text:line-break/>「うおおっ、こ、このガキ・・・なんちゅう力だ・・・」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盗賊B<text:line-break/>「信じられねえ・・・！　あの薬でパワーアップ<text:line-break/>　した俺たち2人がかりでも・・・お、押さえきれ<text:line-break/>　ねえだと・・・！？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盗賊B<text:line-break/>「おい！！　誰か手を貸せ！！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盗賊C<text:line-break/>「この・・・っ、おとなしく来やがれ・・・！！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盗賊D<text:line-break/>「よし、このまま北の森の奥へ連れていくぞ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た、大変・・・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急いで騎士さまにお知らせしなくちゃ・・・！！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盗賊E<text:line-break/>「おっと！　ここにも上玉がいるぜ！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盗賊F<text:line-break/>「よっしゃ！　捕まえろ！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きゃあああーーーっ！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た、助けてえぇーーーーーっ！！！！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9+02:00</meta:creation-date>
    <dc:date>2019-09-23T04:13:03.004000000</dc:date>
    <dc:title>Untitled Spreadsheet</dc:title>
    <dc:description/>
    <dc:subject/>
    <meta:keyword/>
    <meta:editing-duration>PT22S</meta:editing-duration>
    <meta:editing-cycles>1</meta:editing-cycles>
    <meta:document-statistic meta:table-count="1" meta:cell-count="36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